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26pt" officeooo:rsid="001f1652" officeooo:paragraph-rsid="001f1652" style:font-size-asian="22.75pt" style:font-size-complex="26pt"/>
    </style:style>
    <style:style style:name="P2" style:family="paragraph" style:parent-style-name="Standard">
      <style:paragraph-properties fo:text-align="center" style:justify-single-word="false"/>
      <style:text-properties fo:font-size="11pt" officeooo:rsid="001f1652" officeooo:paragraph-rsid="001f1652" style:font-size-asian="9.60000038146973pt" style:font-size-complex="11pt"/>
    </style:style>
    <style:style style:name="P3" style:family="paragraph" style:parent-style-name="Standard">
      <style:paragraph-properties fo:text-align="start" style:justify-single-word="false"/>
      <style:text-properties fo:font-size="13pt" fo:font-weight="bold" officeooo:rsid="001f1652" officeooo:paragraph-rsid="001f1652"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fo:font-size="13pt" fo:font-weight="bold" officeooo:rsid="002016fe" officeooo:paragraph-rsid="002016fe"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font-size="13pt" fo:font-weight="bold" officeooo:rsid="0020c9de" officeooo:paragraph-rsid="0020c9de"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fo:font-size="13pt" fo:font-weight="bold" officeooo:rsid="0023eb2f" officeooo:paragraph-rsid="00255b6c"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fo:font-size="13pt" fo:font-weight="bold" officeooo:rsid="00287ace" officeooo:paragraph-rsid="00287ace"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fo:font-size="13pt" fo:font-weight="bold" officeooo:rsid="0028b53c" officeooo:paragraph-rsid="0028b53c"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fo:font-size="13pt" fo:font-weight="normal" officeooo:rsid="001f1652" officeooo:paragraph-rsid="001f1652"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3pt" fo:font-weight="normal" officeooo:rsid="0020c9de" officeooo:paragraph-rsid="0020c9de" style:font-size-asian="11.3500003814697pt" style:font-weight-asian="normal" style:font-size-complex="13pt" style:font-weight-complex="normal"/>
    </style:style>
    <style:style style:name="T1" style:family="text">
      <style:text-properties officeooo:rsid="002016fe"/>
    </style:style>
    <style:style style:name="T2" style:family="text">
      <style:text-properties fo:font-weight="normal" style:font-weight-asian="normal" style:font-weight-complex="normal"/>
    </style:style>
    <style:style style:name="T3" style:family="text">
      <style:text-properties fo:font-weight="normal" officeooo:rsid="0020c9de" style:font-weight-asian="normal" style:font-weight-complex="normal"/>
    </style:style>
    <style:style style:name="T4" style:family="text">
      <style:text-properties fo:font-weight="normal" officeooo:rsid="00255b6c" style:font-weight-asian="normal" style:font-weight-complex="normal"/>
    </style:style>
    <style:style style:name="T5" style:family="text">
      <style:text-properties fo:font-weight="normal" officeooo:rsid="00269fea" style:font-weight-asian="normal" style:font-weight-complex="normal"/>
    </style:style>
    <style:style style:name="T6" style:family="text">
      <style:text-properties fo:font-weight="normal" officeooo:rsid="00287ace" style:font-weight-asian="normal" style:font-weight-complex="normal"/>
    </style:style>
    <style:style style:name="T7" style:family="text">
      <style:text-properties fo:font-weight="normal" officeooo:rsid="0028b53c" style:font-weight-asian="normal" style:font-weight-complex="normal"/>
    </style:style>
    <style:style style:name="T8" style:family="text">
      <style:text-properties fo:font-weight="normal" officeooo:rsid="002a5e49" style:font-weight-asian="normal" style:font-weight-complex="normal"/>
    </style:style>
    <style:style style:name="T9" style:family="text">
      <style:text-properties officeooo:rsid="00224a57"/>
    </style:style>
    <style:style style:name="T10" style:family="text">
      <style:text-properties style:text-position="super 58%" fo:font-weight="normal" style:font-weight-asian="normal" style:font-weight-complex="normal"/>
    </style:style>
    <style:style style:name="T11" style:family="text">
      <style:text-properties style:text-position="0% 100%"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fessional Skills Assignment 1</text:p>
      <text:p text:style-name="P2"/>
      <text:p text:style-name="P2">Daniel Hannon (19484286)</text:p>
      <text:p text:style-name="P2"/>
      <text:p text:style-name="P3">Part A - <text:span text:style-name="T1">Journal</text:span></text:p>
      <text:p text:style-name="P3"/>
      <text:p text:style-name="P9">Journal Name: Computers &amp; Operations Research</text:p>
      <text:p text:style-name="P9"/>
      <text:p text:style-name="P9">Journal Scope: General Application of computers in a variety of fields <text:span text:style-name="T9">Including but not limited to</text:span> Ecology, Transport, and <text:span text:style-name="T9">Cybersecurity</text:span>.</text:p>
      <text:p text:style-name="P9"/>
      <text:p text:style-name="P9">Impact Factor: 3.002 (2018)</text:p>
      <text:p text:style-name="P9"/>
      <text:p text:style-name="P9">Publisher: Elsevier</text:p>
      <text:p text:style-name="P9"/>
      <text:p text:style-name="P9">Source:</text:p>
      <text:p text:style-name="P9"><text:a xlink:type="simple" xlink:href="https://www.journals.elsevier.com/computers-and-operations-research/" text:style-name="Internet_20_link" text:visited-style-name="Visited_20_Internet_20_Link">https://www.journals.elsevier.com/computers-and-operations-research/</text:a></text:p>
      <text:p text:style-name="P9"/>
      <text:p text:style-name="P4">Part A (2) – Researcher</text:p>
      <text:p text:style-name="P4"><text:span text:style-name="T2"/></text:p>
      <text:p text:style-name="P4"><text:span text:style-name="T2">Name: Vanhoef, Mathy</text:span></text:p>
      <text:p text:style-name="P4"><text:span text:style-name="T2"/></text:p>
      <text:p text:style-name="P4"><text:span text:style-name="T2">Institute: New York University</text:span></text:p>
      <text:p text:style-name="P4"><text:span text:style-name="T2"/></text:p>
      <text:p text:style-name="P4"><text:span text:style-name="T2">Field of focus: Cyber security, Wireless Networks.</text:span></text:p>
      <text:p text:style-name="P4"><text:span text:style-name="T2"/></text:p>
      <text:p text:style-name="P4"><text:span text:style-name="T2">Citations: 563 overall</text:span></text:p>
      <text:p text:style-name="P4"><text:span text:style-name="T2"/></text:p>
      <text:p text:style-name="P4"><text:span text:style-name="T3">i</text:span><text:span text:style-name="T2">10 Index: 10</text:span></text:p>
      <text:p text:style-name="P4"><text:span text:style-name="T2">H index: 10</text:span></text:p>
      <text:p text:style-name="P9"/>
      <text:p text:style-name="P10">Source:</text:p>
      <text:p text:style-name="P10"><text:a xlink:type="simple" xlink:href="https://scholar.google.com/citations?user=02_-sZ0AAAAJ&amp;hl=en&amp;oi=sra" text:style-name="Internet_20_link" text:visited-style-name="Visited_20_Internet_20_Link">https://scholar.google.com/citations?user=02_-sZ0AAAAJ&amp;hl=en&amp;oi=sra</text:a>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5"><text:soft-page-break/>Part B – Research Paper of Interest</text:p>
      <text:p text:style-name="P5"><text:span text:style-name="T2"/></text:p>
      <text:p text:style-name="P6"><text:span text:style-name="T2">The Paper I have chosen to summarize is called “Key Reinstallation Attacks: Forcing Nonce Reuse in WPA2”. It was published in the CCS Journal in late 2017 and it was authored by Mathy Vanhoef and Frank Piessens. What this paper set out to do was bypass all security measures of the WPA2 Wi-Fi encryption system which was defined in 2004 and has since been the main form of wireless network encryption ( IEEE Std 802.11i. 2004. ). </text:span><text:span text:style-name="T4">Compared to other attacks which focused on things like flaws in WPS (Wireless Protected System)</text:span><text:span text:style-name="T7">[1]</text:span><text:span text:style-name="T4"> <text:s/>or Flawed RNGs</text:span><text:span text:style-name="T7">[2]</text:span><text:span text:style-name="T4"> , This attack targets the four way Authentication handshake itself by taking data from attempting to connect and sending false information back in order to make the WAP (Wireless Access Point) think your device has the Key to allow you to access the network. The novel approach about this is that your device does not have the password, nor does it get the password but at the same time it allows you to reuse session keys and potentially set your own session key and grants you full access to any WPA2 network of choice, </text:span><text:span text:style-name="T8">not only this, it allows people to commit man in the middle attacks and potentially steal peoples Data.</text:span></text:p>
      <text:p text:style-name="P5"><text:span text:style-name="T2"/></text:p>
      <text:p text:style-name="P7"><text:span text:style-name="T2">This paper has a very large impact within the field of cybersecurity as WPA2 has been the standard for many years so many of the current networks are very much vunerable to this attack. Although Wi-Fi Alliance has since defined the WPA3 Standard</text:span><text:span text:style-name="T7">[3]</text:span><text:span text:style-name="T2">, The effects of this attack will last until all WPA2 Routers get phased out.</text:span></text:p>
      <text:p text:style-name="P7"><text:span text:style-name="T2"/></text:p>
      <text:p text:style-name="P8"><text:span text:style-name="T2">[1] </text:span><text:span text:style-name="T4">(Viehb</text:span><text:span text:style-name="T5">a</text:span><text:span text:style-name="T4">ck. Brute forcing Wi-Fi protected setup. </text:span><text:span text:style-name="T6">USENIX Security</text:span><text:span text:style-name="T4"> (2011)) </text:span></text:p>
      <text:p text:style-name="P8"><text:span text:style-name="T4">[</text:span><text:span text:style-name="T2">2] </text:span><text:span text:style-name="T4">(Vanhoef, Piessens. Predicting, Decrypting, and Abusing WPA2/802.11 Group Keys. USENIX Security. </text:span><text:span text:style-name="T6">2016</text:span><text:span text:style-name="T4">)</text:span></text:p>
      <text:p text:style-name="P8"><text:span text:style-name="T4">[</text:span><text:span text:style-name="T2">3] (Wi-Fi Alliance. WPA3</text:span><text:span text:style-name="T10">tm </text:span><text:span text:style-name="T11">Specification Version 1.0, wifi.org, 2018)</text:span></text:p>
      <text:p text:style-name="P5"><text:span text:style-name="T2"/></text:p>
      <text:p text:style-name="P5"><text:span text:style-name="T2"/></text:p>
      <text:p text:style-name="P5"><text:span text:style-name="T2"/></text:p>
      <text:p text:style-name="P5"><text:span text:style-name="T2"/></text:p>
      <text:p text:style-name="P5"><text:span text:style-name="T2">Source: </text:span></text:p>
      <text:p text:style-name="P5"><text:span text:style-name="T2">http://scholar.google.com/scholar_url?url=https://lirias.kuleuven.be/retrieve/504264&amp;hl=en&amp;sa=X&amp;scisig=AAGBfm0PvNU0oVHIM9RLQ-1NKNfNExv98Q&amp;nossl=1&amp;oi=scholarr</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6T16:15:21.113751249</meta:creation-date>
    <dc:date>2019-09-26T17:15:42.301233379</dc:date>
    <meta:editing-duration>PT39M38S</meta:editing-duration>
    <meta:editing-cycles>9</meta:editing-cycles>
    <meta:generator>LibreOffice/6.3.1.2$Linux_X86_64 LibreOffice_project/30$Build-2</meta:generator>
    <meta:document-statistic meta:table-count="0" meta:image-count="0" meta:object-count="0" meta:page-count="2" meta:paragraph-count="26" meta:word-count="378" meta:character-count="2570" meta:non-whitespace-character-count="2212"/>
  </office:meta>
</office:document-meta>
</file>